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Cookie.extractAttributeValue( String attribute , String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Cookie.getSameS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ookie.Mock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ookie.setSameSite( @ Nullable String sameS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ookie.getExpi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ookie.setExpires( @ Nullable ZonedDateTime 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ookie.parse( String setCookieHead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">
            <text:p text:style-name="Table_20_Contents">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MockCooki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